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text-properties fo:font-weight="bold" style:font-weight-asian="bold" style:font-weight-complex="bold"/>
    </style:style>
    <style:style style:name="P2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text-underline-style="none" style:font-name-asian="Calibri1" style:font-name-complex="Calibri1"/>
    </style:style>
    <style:style style:name="P3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" style:family="paragraph" style:parent-style-name="Body">
      <style:paragraph-properties style:writing-mode="lr-tb"/>
    </style:style>
    <style:style style:name="P5" style:family="paragraph" style:parent-style-name="Body" style:master-page-name="Standard">
      <style:paragraph-properties style:page-number="auto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language="en" fo:country="US" style:text-underline-style="none" style:font-name-asian="Calibri1" style:font-name-complex="Calibri1"/>
    </style:style>
    <style:style style:name="T4" style:family="text">
      <style:text-properties style:font-name="Calibri" fo:language="en" fo:country="US" style:text-underline-style="none" officeooo:rsid="0018b532" style:font-name-asian="Calibri1" style:font-name-complex="Calibri1"/>
    </style:style>
    <style:style style:name="T5" style:family="text">
      <style:text-properties style:font-name="Calibri" fo:language="en" fo:country="US" style:text-underline-style="none" officeooo:rsid="00195c1b" style:font-name-asian="Calibri1" style:font-name-complex="Calibri1"/>
    </style:style>
    <style:style style:name="T6" style:family="text">
      <style:text-properties style:font-name="Calibri" fo:language="en" fo:country="US" style:text-underline-style="none" fo:font-weight="bold" style:font-name-asian="Calibri1" style:font-weight-asian="bold" style:font-name-complex="Calibri1" style:font-weight-complex="bold"/>
    </style:style>
    <style:style style:name="T7" style:family="text">
      <style:text-properties style:font-name="Calibri" style:text-underline-style="none" style:font-name-asian="Calibri1" style:font-name-complex="Calibri1"/>
    </style:style>
    <style:style style:name="T8" style:family="text">
      <style:text-properties style:font-name="Calibri" style:text-underline-style="none" fo:font-weight="bold" style:font-name-asian="Calibri1" style:font-weight-asian="bold" style:font-name-complex="Calibri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ities:</text:span></text:p>
      <text:p text:style-name="P2"/>
      <text:p text:style-name="P3"><text:span text:style-name="T3">Port City</text:span></text:p>
      <text:p text:style-name="P3"><text:span text:style-name="T3">Firstland</text:span></text:p>
      <text:p text:style-name="P3"><text:span text:style-name="T3">Border-1</text:span></text:p>
      <text:p text:style-name="P3"><text:span text:style-name="T3">Desertia</text:span></text:p>
      <text:p text:style-name="P3"><text:span text:style-name="T3">Border-2</text:span></text:p>
      <text:p text:style-name="P3"><text:span text:style-name="T3">Border-00</text:span></text:p>
      <text:p text:style-name="P3"><text:span text:style-name="T3">New Asgard</text:span></text:p>
      <text:p text:style-name="P3"><text:span text:style-name="T3">The Capital</text:span></text:p>
      <text:p text:style-name="P2"/>
      <text:p text:style-name="P1"/>
      <text:p text:style-name="Body"><text:span text:style-name="T1">Quest 1:</text:span></text:p>
      <text:p text:style-name="P4"/>
      <text:p text:style-name="P3"><text:span text:style-name="T3">Alpamish: Sir, High Commander Kutalmish wants to see you in pozitroscreen.</text:span></text:p>
      <text:p text:style-name="P3"><text:span text:style-name="T3">Capo: Ok. Please connect us.</text:span></text:p>
      <text:p text:style-name="P3"><text:span text:style-name="T3">Kutalmish: Hello, son. How are you?</text:span></text:p>
      <text:p text:style-name="P3"><text:span text:style-name="T3">Capo: Thank you commander!</text:span></text:p>
      <text:p text:style-name="P3"><text:span text:style-name="T3">Kutalmish: I am glad to see you as </text:span><text:span text:style-name="T4">the</text:span><text:span text:style-name="T3"> </text:span><text:span text:style-name="T4">C</text:span><text:span text:style-name="T3">apo of </text:span><text:span text:style-name="T4">C</text:span><text:span text:style-name="T3">hokka. You are the only one who can terraform this planet. You should start with recieving 10 </text:span><text:span text:style-name="T4">W</text:span><text:span text:style-name="T3">aterseeker seeds and hydrating 25 tiles. Kutalmish out.</text:span></text:p>
      <text:p text:style-name="P3"><text:span text:style-name="T3">Capo: Alpamish, come here please.</text:span></text:p>
      <text:p text:style-name="P3"><text:span text:style-name="T3">Alpamish: Yes sir.</text:span></text:p>
      <text:p text:style-name="P3"><text:span text:style-name="T3">Capo: What the hell is a </text:span><text:span text:style-name="T4">W</text:span><text:span text:style-name="T3">aterseeker and how can I hydrate tiles? What is going on here?</text:span></text:p>
      <text:p text:style-name="P3"><text:span text:style-name="T3">Alpamish: Chokka has lots of special flowers sir. Waterseeker is one of them. It’s special ability is hydrating adjacent desert tiles.</text:span></text:p>
      <text:p text:style-name="P3"><text:span text:style-name="T3">Capo: Thank you Alpamish, you are a good advisor, soldier and friend.</text:span></text:p>
      <text:p text:style-name="P2"/>
      <text:p text:style-name="P3"><text:span text:style-name="T6">Quest 2:</text:span></text:p>
      <text:p text:style-name="P3"><text:span text:style-name="T3">Alpamish: </text:span><text:span text:style-name="T4">Congratulations</text:span><text:span text:style-name="T3"> sir, High Commander wants to talk.</text:span></text:p>
      <text:p text:style-name="P3"><text:span text:style-name="T3">Capo: Please connect us, space marine.</text:span></text:p>
      <text:p text:style-name="P3"><text:span text:style-name="T3">Kutalmish: Good job, son, good job!</text:span></text:p>
      <text:p text:style-name="P3"><text:soft-page-break/><text:span text:style-name="T3">Capo: Thank you sir.</text:span></text:p>
      <text:p text:style-name="P3"><text:span text:style-name="T3">Alpamish: Our connection has </text:span><text:span text:style-name="T4">been</text:span><text:span text:style-name="T3"> </text:span><text:span text:style-name="T4">cut </text:span><text:span text:style-name="T3">by a paras</text:span><text:span text:style-name="T4">i</text:span><text:span text:style-name="T3">te sir.</text:span></text:p>
      <text:p text:style-name="P3"><text:span text:style-name="T3">King Solomon: Well, hello! Are you the new </text:span><text:span text:style-name="T4">C</text:span><text:span text:style-name="T3">apo?</text:span></text:p>
      <text:p text:style-name="P3"><text:span text:style-name="T3">Capo: Who are you?</text:span></text:p>
      <text:p text:style-name="P3"><text:span text:style-name="T3">King Solomon: I am your chosen murderer.</text:span></text:p>
      <text:p text:style-name="P3"><text:span text:style-name="T3">Capo: Chosen? Who </text:span><text:span text:style-name="T4">sent </text:span><text:span text:style-name="T3">you?</text:span></text:p>
      <text:p text:style-name="P3"><text:span text:style-name="T3">King Solomon: Holy Ahmet of course.</text:span></text:p>
      <text:p text:style-name="P3"><text:span text:style-name="T3">Capo: Wh</text:span><text:span text:style-name="T4">o’s </text:span><text:span text:style-name="T3">Holy Ahmet?</text:span></text:p>
      <text:p text:style-name="P3"><text:span text:style-name="T3">King Solomon: Big brother of Holy Memet of course.</text:span></text:p>
      <text:p text:style-name="P3"><text:span text:style-name="T3">Capo: How can </text:span><text:span text:style-name="T4">a</text:span><text:span text:style-name="T3"> god </text:span><text:span text:style-name="T4">have </text:span><text:span text:style-name="T3">a big brother? Holy Memet is the one and only god </text:span><text:span text:style-name="T4">in</text:span><text:span text:style-name="T3"> my religion.</text:span></text:p>
      <text:p text:style-name="P3"><text:span text:style-name="T3">King Solomon: </text:span><text:span text:style-name="T4">That</text:span><text:span text:style-name="T3"> is </text:span><text:span text:style-name="T4">a </text:span><text:span text:style-name="T3">lie of Memetists.</text:span></text:p>
      <text:p text:style-name="P3"><text:span text:style-name="T3">Capo: Ok. But why did you </text:span><text:span text:style-name="T4">cut </text:span><text:span text:style-name="T3">our connection.</text:span></text:p>
      <text:p text:style-name="P3"><text:span text:style-name="T3">Alpamish: He is </text:span><text:span text:style-name="T4">the </text:span><text:span text:style-name="T3">leader of a terrorist organ</text:span><text:span text:style-name="T4">ization</text:span><text:span text:style-name="T3"> named Union.</text:span></text:p>
      <text:p text:style-name="P3"><text:span text:style-name="T3">King Solomon: Union of Chokka’s Holy Crusaders and 51st Century Saviors is not a terrorist organization!</text:span></text:p>
      <text:p text:style-name="P3"><text:span text:style-name="T3">Capo: Ok. What do you want?</text:span></text:p>
      <text:p text:style-name="P3"><text:span text:style-name="T3">King Solomon: I just </text:span><text:span text:style-name="T4">activated a bioweapon.</text:span><text:span text:style-name="T3"> Your people are d</text:span><text:span text:style-name="T4">y</text:span><text:span text:style-name="T3">ing.</text:span></text:p>
      <text:p text:style-name="P3"><text:span text:style-name="T3">Capo: What!</text:span><text:span text:style-name="T4">?</text:span><text:span text:style-name="T3"> What is going on?</text:span></text:p>
      <text:p text:style-name="P3"><text:span text:style-name="T3">Alpamish: Oh no! He is telling </text:span><text:span text:style-name="T4">the </text:span><text:span text:style-name="T3">truth sir. You should acquire headache seeds to produce medicine.</text:span></text:p>
      <text:p text:style-name="P3"><text:span text:style-name="T3">Capo: Wait a minute. What is </text:span><text:span text:style-name="T4">a </text:span><text:span text:style-name="T3">headache?</text:span></text:p>
      <text:p text:style-name="P3"><text:span text:style-name="T3">Alpamish: It is another kind of flower. 40 units of medicine is enough.</text:span></text:p>
      <text:p text:style-name="P3"><text:span text:style-name="T3">Capo: I’m gonna acquire seeds from whom?</text:span></text:p>
      <text:p text:style-name="P3"><text:span text:style-name="T3">Alpamish: <text:s/>There are some traders sir.</text:span></text:p>
      <text:p text:style-name="P3"><text:span text:style-name="T3">Wasp: Hello, my Capo. I got gooood offers for you.</text:span></text:p>
      <text:p text:style-name="P3"><text:span text:style-name="T3">Capo: Why did you cosplay like a bee?</text:span></text:p>
      <text:p text:style-name="P3"><text:span text:style-name="T3">Wasp: I am The Wasp. Best trader in the Milky Way.</text:span></text:p>
      <text:p text:style-name="P3"><text:span text:style-name="T3">Alpamish: You can’t trust him sir.</text:span></text:p>
      <text:p text:style-name="P3"><text:span text:style-name="T3">Wasp: You are breaking my heart space-boy.</text:span></text:p>
      <text:p text:style-name="P3"><text:span text:style-name="T3">Capo: I want to listen.</text:span></text:p>
      <text:p text:style-name="P3"><text:span text:style-name="T3">Wasp: I have a pack of headache seeds just for 10 manat-lira.</text:span></text:p>
      <text:p text:style-name="P3"><text:soft-page-break/><text:span text:style-name="T3">Capo: Thanks, wasp. I’ll think about it.</text:span></text:p>
      <text:p text:style-name="P3"><text:span text:style-name="T3">Wasp: You can find me anytime you want sir!</text:span></text:p>
      <text:p text:style-name="P3"><text:span text:style-name="T3">Jack: Hello, sir. I am Jack of all Trades. My friends call me Jack.</text:span></text:p>
      <text:p text:style-name="P3"><text:span text:style-name="T3">Capo: Hello, Jack of all Trades. </text:span></text:p>
      <text:p text:style-name="P3"><text:span text:style-name="T3">Jack: You are my friend, sir.</text:span></text:p>
      <text:p text:style-name="P3"><text:span text:style-name="T3">Capo: Can I trust you Jack.</text:span></text:p>
      <text:p text:style-name="P3"><text:span text:style-name="T3">Jack: Of course, you can.</text:span></text:p>
      <text:p text:style-name="P3"><text:span text:style-name="T3">Alpamish: He is a reliable man sir.</text:span></text:p>
      <text:p text:style-name="P3"><text:span text:style-name="T3">Capo: Alright. What </text:span><text:span text:style-name="T4">do</text:span><text:span text:style-name="T3"> you </text:span><text:span text:style-name="T4">have </text:span><text:span text:style-name="T3">for me?</text:span></text:p>
      <text:p text:style-name="P3"><text:span text:style-name="T3">Jack: I have a pack of headache seeds for 45 manat-lira.</text:span></text:p>
      <text:p text:style-name="P3"><text:span text:style-name="T3">Alpamish: Will you bargain sir?</text:span></text:p>
      <text:p text:style-name="P3"><text:span text:style-name="T3">Yes:</text:span></text:p>
      <text:p text:style-name="P3"><text:span text:style-name="T7"><text:tab/>Capo: Wasp, sells it for 10ML.</text:span></text:p>
      <text:p text:style-name="P3"><text:span text:style-name="T7"><text:tab/>Jack: He is a trickster, sir.</text:span></text:p>
      <text:p text:style-name="P3"><text:span text:style-name="T7"><text:tab/>Capo: Ok. I</text:span><text:span text:style-name="T3">’ll think about it.</text:span></text:p>
      <text:p text:style-name="P3"><text:span text:style-name="T3">No:</text:span></text:p>
      <text:p text:style-name="P3"><text:span text:style-name="T7"><text:tab/>Capo: Ok. I</text:span><text:span text:style-name="T3">’ll think about it.</text:span></text:p>
      <text:p text:style-name="P3"><text:span text:style-name="T3">Alpamish: </text:span><text:span text:style-name="T4">Who are you going to choose, sir?</text:span></text:p>
      <text:p text:style-name="P2"/>
      <text:p text:style-name="P3"><text:span text:style-name="T6">Quest 3:</text:span></text:p>
      <text:p text:style-name="P3"><text:span text:style-name="T3">Kutalmish: Good job son. You saved our people and your soldiers defeated the enemy.</text:span></text:p>
      <text:p text:style-name="P3"><text:span text:style-name="T3">Capo: You should </text:span><text:span text:style-name="T4">congratulate </text:span><text:span text:style-name="T3">Alpamish for </text:span><text:span text:style-name="T4">the </text:span><text:span text:style-name="T3">military </text:span><text:span text:style-name="T4">part,</text:span><text:span text:style-name="T3"> sir.</text:span></text:p>
      <text:p text:style-name="P3"><text:span text:style-name="T3">Alpamish: We didn’t catch Solomon, sir.</text:span></text:p>
      <text:p text:style-name="P3"><text:span text:style-name="T3">Capo: We will.</text:span></text:p>
      <text:p text:style-name="P3"><text:span text:style-name="T3">Kutalmish: Now you have to take care of</text:span><text:span text:style-name="T4"> the</text:span><text:span text:style-name="T3"> food shortage in Desertia.</text:span></text:p>
      <text:p text:style-name="P3"><text:span text:style-name="T3">Capo: Yes, sir!</text:span></text:p>
      <text:p text:style-name="P3"><text:span text:style-name="T3">Alpamish: I think we should produce 40 sunlight flowers sir.</text:span></text:p>
      <text:p text:style-name="P3"><text:span text:style-name="T3">Capo: Ok, my friend.</text:span></text:p>
      <text:p text:style-name="P2"/>
      <text:p text:style-name="P3"><text:soft-page-break/><text:span text:style-name="T6">Quest 4:</text:span></text:p>
      <text:p text:style-name="P3"><text:span text:style-name="T3">Alpamish: You did well on </text:span><text:span text:style-name="T4">the</text:span><text:span text:style-name="T3"> shortage sir.</text:span></text:p>
      <text:p text:style-name="P3"><text:span text:style-name="T3">Capo: Thanks, Alpamish.</text:span></text:p>
      <text:p text:style-name="P3"><text:span text:style-name="T3">Alpamish: I <text:s/></text:span><text:span text:style-name="T4">am </text:span><text:span text:style-name="T3">detect</text:span><text:span text:style-name="T4">ing</text:span><text:span text:style-name="T3"> some strange signal sir.</text:span></text:p>
      <text:p text:style-name="P3"><text:span text:style-name="T3">Capo: Show me.</text:span></text:p>
      <text:p text:style-name="P3"><text:span text:style-name="T3">King Solomon: Hello bro!</text:span></text:p>
      <text:p text:style-name="P3"><text:span text:style-name="T3">Capo: What do you want this time?</text:span></text:p>
      <text:p text:style-name="P3"><text:span text:style-name="T3">King Solomon: Nothing. </text:span><text:span text:style-name="T4">Just l</text:span><text:span text:style-name="T3">ook at </text:span><text:span text:style-name="T4">the </text:span><text:span text:style-name="T3">second border. Solomon out.</text:span></text:p>
      <text:p text:style-name="P3"><text:span text:style-name="T3">Alpamish: Oh no, </text:span><text:span text:style-name="T4">S</text:span><text:span text:style-name="T3">mile of </text:span><text:span text:style-name="T4">B</text:span><text:span text:style-name="T3">elquis!</text:span></text:p>
      <text:p text:style-name="P3"><text:span text:style-name="T3">Capo: What???</text:span></text:p>
      <text:p text:style-name="P3"><text:span text:style-name="T3">Alpamish: Another flower. It sprawls and covers the fields. A wild herb. Union sent </text:span><text:span text:style-name="T5">B</text:span><text:span text:style-name="T3">elquis seeds to Border-2.</text:span></text:p>
      <text:p text:style-name="P3"><text:span text:style-name="T3">Capo: What are we going to do?</text:span></text:p>
      <text:p text:style-name="P3"><text:span text:style-name="T3">Alpamish: They spreads quick an</text:span><text:span text:style-name="T5">d</text:span><text:span text:style-name="T3"> we are not able to harvest them until they die. We must hurry.</text:span></text:p>
      <text:p text:style-name="P2"/>
      <text:p text:style-name="P3"><text:span text:style-name="T6">Quest 5:</text:span></text:p>
      <text:p text:style-name="P3"><text:span text:style-name="T3">Alpamish: You showed </text:span><text:span text:style-name="T5">the</text:span><text:span text:style-name="T3"> power of </text:span><text:span text:style-name="T5">the F</text:span><text:span text:style-name="T3">ederation to </text:span><text:span text:style-name="T5">those </text:span><text:span text:style-name="T3">terrorists sir!</text:span></text:p>
      <text:p text:style-name="P3"><text:span text:style-name="T3">Capo: Thanks, Alpamish.</text:span></text:p>
      <text:p text:style-name="P3"><text:span text:style-name="T3">Alpamish: We will capture Solomon soon.</text:span></text:p>
      <text:p text:style-name="P3"><text:span text:style-name="T3">Capo: I trust you.</text:span></text:p>
      <text:p text:style-name="P3"><text:span text:style-name="T3">Alpamish: Sir! Solomon is attacking border-00. </text:span><text:span text:style-name="T5">The c</text:span><text:span text:style-name="T3">rops </text:span><text:span text:style-name="T5">are </text:span><text:span text:style-name="T3">dev</text:span><text:span text:style-name="T5">a</text:span><text:span text:style-name="T3">stated. We should restore all flowers with elfmaids.</text:span></text:p>
      <text:p text:style-name="P3"><text:span text:style-name="T3">Capo: Wh</text:span><text:span text:style-name="T5">o</text:span><text:span text:style-name="T3"> are </text:span><text:span text:style-name="T5">E</text:span><text:span text:style-name="T3">lfmaids?</text:span></text:p>
      <text:p text:style-name="P3"><text:span text:style-name="T3">Alpamish: ...</text:span><text:span text:style-name="T5">flowers, sir. Not elves.</text:span></text:p>
      <text:p text:style-name="P3"><text:span text:style-name="T3">Capo: Flowers, again huh? Enough, am I a </text:span><text:span text:style-name="T5">C</text:span><text:span text:style-name="T3">apo or </text:span><text:span text:style-name="T5">a </text:span><text:span text:style-name="T3">farmer?</text:span></text:p>
      <text:p text:style-name="P3"><text:span text:style-name="T3">Alpamish: Elfmaid is a very useful flower sir. It has a short lifespan but instantly matures nearby flowers.</text:span></text:p>
      <text:p text:style-name="P3"><text:span text:style-name="T3">Capo: Ok. Lets go.</text:span></text:p>
      <text:p text:style-name="P2"/>
      <text:p text:style-name="P3"><text:span text:style-name="T6">Quest 6:</text:span></text:p>
      <text:p text:style-name="P3"><text:soft-page-break/><text:span text:style-name="T3">Alpamish: Congratulations sir! You saved our fields. We are very close to capturing Solomon.</text:span></text:p>
      <text:p text:style-name="P3"><text:span text:style-name="T3">Capo: I support you with all my means.</text:span></text:p>
      <text:p text:style-name="P3"><text:span text:style-name="T3">Alpamish: Sir, he is calling.</text:span></text:p>
      <text:p text:style-name="P3"><text:span text:style-name="T3">Capo: Connect us please.</text:span></text:p>
      <text:p text:style-name="P3"><text:span text:style-name="T3">King Solomon: Hellooo!</text:span></text:p>
      <text:p text:style-name="P3"><text:span text:style-name="T3">Capo: What do you want again? I am coming for you!</text:span></text:p>
      <text:p text:style-name="P3"><text:span text:style-name="T3">King Solomon: Come on baby, don’t fear the reaper! So this is the sacred day huh? The glory day which our men shall fight! The men on </text:span><text:span text:style-name="T5">the </text:span><text:span text:style-name="T3">crusade, the men of duty, </text:span><text:span text:style-name="T5">and </text:span><text:span text:style-name="T3">the men of </text:span><text:span text:style-name="T5">the </text:span><text:span text:style-name="T3">army will kill each other!</text:span></text:p>
      <text:p text:style-name="P3"><text:span text:style-name="T3">Capo: You are not warriors Capo, you are terrorists.</text:span></text:p>
      <text:p text:style-name="P3"><text:span text:style-name="T3">King Solomon: I am the chosen king, and my comrades are king’s men!</text:span></text:p>
      <text:p text:style-name="P3"><text:span text:style-name="T3">Capo: We are living in </text:span><text:span text:style-name="T5">the</text:span><text:span text:style-name="T3"> 51st century. There </text:span><text:span text:style-name="T5">have been no kings for four thousand years</text:span><text:span text:style-name="T3">!</text:span></text:p>
      <text:p text:style-name="P3"><text:span text:style-name="T3">King Solomon:…</text:span></text:p>
      <text:p text:style-name="P3"><text:span text:style-name="T3">Capo: Hey, speak to me!</text:span></text:p>
      <text:p text:style-name="P3"><text:span text:style-name="T3">Alpamish: He is out sir. And he and his army are attacking to New Asgard.</text:span></text:p>
      <text:p text:style-name="P3"><text:span text:style-name="T3">Capo: Hurry, Alpamish. We are going to defeat them and capture Solomon.</text:span></text:p>
      <text:p text:style-name="P3"><text:span text:style-name="T3">Alpamish: Oh no! Looks like they covered our fields with Smile of Belquises.</text:span></text:p>
      <text:p text:style-name="P3"><text:span text:style-name="T3">Capo: What will we do?</text:span></text:p>
      <text:p text:style-name="P3"><text:span text:style-name="T3">Alpamish: We have no time for harvesting them but our soldiers need food and medicine. We should use timekillers.</text:span></text:p>
      <text:p text:style-name="P3"><text:span text:style-name="T3">Capo: It is a flower, I </text:span><text:span text:style-name="T5">assume?</text:span></text:p>
      <text:p text:style-name="P3"><text:span text:style-name="T3">Alpamish: Yes, yes it is. It stops </text:span><text:span text:style-name="T5">the </text:span><text:span text:style-name="T3">growth <text:s/>of surrounding plants. We need at least 50 sunlight flowers and 60 headaches!</text:span></text:p>
      <text:p text:style-name="P3"><text:span text:style-name="T3">Capo: We can do it.</text:span></text:p>
      <text:p text:style-name="P2"/>
      <text:p text:style-name="P3"><text:span text:style-name="T6">Ending:</text:span></text:p>
      <text:p text:style-name="P3"><text:span text:style-name="T3">Alpamish: We did it sir! We did it. We captured Solomon and defeated the </text:span><text:span text:style-name="T5">U</text:span><text:span text:style-name="T3">nion.</text:span></text:p>
      <text:p text:style-name="P3"><text:span text:style-name="T3">King Solomon: You cannot arrest me! You cannot arrest me. I am the chosen king of Chokka. Leave me, leave me!</text:span></text:p>
      <text:p text:style-name="P3"><text:span text:style-name="T3">Capo: Die lonely, </text:span><text:span text:style-name="T5">you </text:span><text:span text:style-name="T3">idiot!</text:span></text:p>
      <text:p text:style-name="P3"><text:soft-page-break/><text:span text:style-name="T3">King Solomon: I’ll come back!</text:span></text:p>
      <text:p text:style-name="P3"><text:span text:style-name="T3">Alpamish: They </text:span><text:span text:style-name="T5">are</text:span><text:span text:style-name="T3"> gonna execute him sir. For treason! High commander is calling.</text:span></text:p>
      <text:p text:style-name="P3"><text:span text:style-name="T3">Kutalmish: Congratulations, son. You are one of best Capo’s.</text:span></text:p>
      <text:p text:style-name="P3"><text:span text:style-name="T3">Capo: Thank you high commander, thank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52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00:05:01.129000000</dc:date>
    <meta:editing-duration>PT6M29S</meta:editing-duration>
    <meta:editing-cycles>1</meta:editing-cycles>
    <meta:document-statistic meta:table-count="0" meta:image-count="0" meta:object-count="0" meta:page-count="6" meta:paragraph-count="133" meta:word-count="1089" meta:character-count="6025" meta:non-whitespace-character-count="5061"/>
    <meta:generator>LibreOffice/6.2.2.2$Windows_X86_64 LibreOffice_project/2b840030fec2aae0fd2658d8d4f9548af4e3518d</meta:generator>
  </office:meta>
</office:document-meta>
</file>